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28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2.5839in"/>
    </style:style>
    <style:style style:name="co5" style:family="table-column">
      <style:table-column-properties fo:break-before="auto" style:column-width="3.2382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NES-sdcard-p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/N</text:p>
          </table:table-cell>
        </table:table-row>
        <table:table-row table:style-name="ro2">
          <table:table-cell office:value-type="string" calcext:value-type="string">
            <text:p>C2,C3,C4,C5,C8,C9,C10,C11,C12,C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KAM21BR71H104JT</text:p>
          </table:table-cell>
        </table:table-row>
        <table:table-row table:style-name="ro2"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KAF21KR71E225KU</text:p>
          </table:table-cell>
        </table:table-row>
        <table:table-row table:style-name="ro1">
          <table:table-cell office:value-type="string" calcext:value-type="string">
            <text:p>D1,D3,D4,D5,D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75V 0.15A Fast Switching Diode, SOD-1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1N4148W-F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4-AP2012SGD3 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D090012SEU</text:p>
          </table:table-cell>
          <table:table-cell office:value-type="string" calcext:value-type="string">
            <text:p>SD_card:AMPHENOL_GSD090012SEU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23-GSD090012SEU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-DIN-6</text:p>
          </table:table-cell>
          <table:table-cell office:value-type="string" calcext:value-type="string">
            <text:p>PS2:TE 5749266-1</text:p>
          </table:table-cell>
          <table:table-cell office:value-type="string" calcext:value-type="string">
            <text:p>6-pin Mini-DIN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1-5749266-1</text:p>
          </table:table-cell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Horizont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5-M20-9750642 </text:p>
          </table:table-cell>
        </table:table-row>
        <table:table-row table:style-name="ro2">
          <table:table-cell office:value-type="string" calcext:value-type="string">
            <text:p>R1,R6,R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T0805FRE1010KL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5-KTR10EZPF3302 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SG73S2ATTD1001F </text:p>
          </table:table-cell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4-Bit Bidirectional Voltage-Level Translator, Auto Direction Sensing and ±15-kV ESD Protection, 1.2 - 3.6V APort, 1.65 - 5.5V BPort, SOIC-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XB0104D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22NxP</text:p>
          </table:table-cell>
          <table:table-cell office:value-type="string" calcext:value-type="string">
            <text:p>Package_DIP:DIP-40_W15.24mm</text:p>
          </table:table-cell>
          <table:table-cell office:value-type="string" calcext:value-type="string">
            <text:p>CMOS Versatile Interface Adapter (VIA), 20-pin I/O, 2 Timer/Counters, NMOS-Compatible, DIP-4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55-W65C22S6TPG-14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05-33W5-7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200mA low dropout linear regulator, wide input voltage range, 3.3V fixed positive output, SOT-23-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AP2205-33W5-7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ex inverter schmitt trigg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7-74HC14D</text:p>
          </table:table-cell>
        </table:table-row>
        <table:table-row table:style-name="ro2">
          <table:table-cell office:value-type="string" calcext:value-type="string">
            <text:p>U5,U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8-bit serial in/out Shift Register 3-State Output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74HCT595DQ100118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2F629-IP</text:p>
          </table:table-cell>
          <table:table-cell office:value-type="string" calcext:value-type="string">
            <text:p>Package_DIP:DIP-8_W7.62mm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79-PIC12F629IP</text:p>
          </table:table-cell>
        </table:table-row>
        <table:table-row table:style-name="ro2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T39SF010</text:p>
          </table:table-cell>
          <table:table-cell office:value-type="string" calcext:value-type="string">
            <text:p>Package_DIP:DIP-32_W15.24mm_Socket</text:p>
          </table:table-cell>
          <table:table-cell office:value-type="string" calcext:value-type="string">
            <text:p>Silicon Storage Technology (SSF) 128k x 8 Flash RO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4-39SF010A7CPH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32 Socket</text:p>
          </table:table-cell>
          <table:table-cell office:value-type="string" calcext:value-type="string">
            <text:p>DIP32</text:p>
          </table:table-cell>
          <table:table-cell office:value-type="string" calcext:value-type="string">
            <text:p>DIP socket, 32 pin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5-1144632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5T17:38:20.534568469</dc:date>
    <meta:editing-duration>PT9M21S</meta:editing-duration>
    <meta:editing-cycles>2</meta:editing-cycles>
    <meta:generator>LibreOffice/24.2.7.2$Linux_X86_64 LibreOffice_project/420$Build-2</meta:generator>
    <meta:document-statistic meta:table-count="1" meta:cell-count="131" meta:object-count="0"/>
  </office:meta>
</office:document-meta>
</file>